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ff0000" fo:font-size="20pt" fo:font-weight="bol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8">Esame Sistemi Operativi</text:p>
      <text:p text:style-name="P1"/>
      <text:p text:style-name="P1"/>
      <text:p text:style-name="P1"/>
      <text:p text:style-name="P1"/>
      <text:p text:style-name="P1"/>
      <text:p text:style-name="P1"/>
      <text:p text:style-name="P1"/>
      <text:p text:style-name="P1"/>
      <text:p text:style-name="P7">Progetto in C++</text:p>
      <text:p text:style-name="P1"/>
      <text:p text:style-name="P1"/>
      <text:p text:style-name="P1"/>
      <text:p text:style-name="P1"/>
      <text:p text:style-name="P1"/>
      <text:p text:style-name="P1"/>
      <text:p text:style-name="P1"/>
      <text:p text:style-name="P1"/>
      <text:p text:style-name="P1"/>
      <text:p text:style-name="P1">Luigi Massa Gallerano</text:p>
      <text:p text:style-name="P1">Mat. 44609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cket_Attivo e Socket_Passivo</text:p>
      <text:p text:style-name="Standard"/>
      <text:p text:style-name="P3">Un <text:span text:style-name="T1">Socket_Passivo</text:span> è creato da un Server che vuole mettersi in ascolto di qualche Client. <text:s/>Invocando il metodo <text:span text:style-name="T1">accetta()</text:span> su questo oggetto si ottiene un riferimento ad un nuovo <text:span text:style-name="T1">Socket_Attivo</text:span> su cui avverrà lo scambio di informazioni. La classe fornisce altri due metodi: <text:span text:style-name="T1">getIP()</text:span> e <text:span text:style-name="T1">getPort()</text:span> che restituiscono l'ip e la porta del Server su cui è stato creato il Socket_Passivo.</text:p>
      <text:p text:style-name="P3">Nella classe <text:span text:style-name="T1">Socket_Attivo</text:span> sono stati implementati dei metodi per permettere lo scambio di file e di messaggi.</text:p>
      <text:p text:style-name="Standard"/>
      <text:p text:style-name="P1"/>
      <text:p text:style-name="P1">Interprete</text:p>
      <text:p text:style-name="Standard"/>
      <text:p text:style-name="P3">L'<text:span text:style-name="T1">Interprete</text:span> è un insieme di metodi di utilità che permettono di riconoscere le varie parti di un messaggio estratto da un socket. Al suo interno crea un'enumerazione per distinguere i vari tipi di comandi implementati nel sistema. Per poter dividere la stringa estratta dal Socket l'Interprete usa uno string tokenizer <text:span text:style-name="T1">rientrante</text:span> che taglia e restituisce le parti della stringa separate da opportuni simboli. </text:p>
      <text:p text:style-name="P3"/>
      <text:p text:style-name="Standard"/>
      <text:p text:style-name="P1">Repository</text:p>
      <text:p text:style-name="Standard"/>
      <text:p text:style-name="P3">Il <text:span text:style-name="T1">Repository</text:span> è stato implementato come una struttura multilivello. In particolare esso contiene una lista di <text:span text:style-name="T1">File_Location,</text:span> oggetti che contengono a loro volta una lista di <text:span text:style-name="T1">Location</text:span>. </text:p>
      <text:p text:style-name="P3"/>
      <text:p text:style-name="P3">Un <text:span text:style-name="T1">File_Location</text:span> associa il nome del file ad una lista di locazioni da cui è possibile scaricarlo.</text:p>
      <text:p text:style-name="P3"/>
      <text:p text:style-name="P3">Una <text:span text:style-name="T1">Location</text:span> è formata da un IP e da una Porta che identificano l'FS su cui si trova il file. Inoltre ogni Location possiede un semaforo <text:span text:style-name="T1">maxClient</text:span> che serve per limitare i download contemporanei del file da quel FS.</text:p>
      <text:p text:style-name="P3"/>
      <text:p text:style-name="P3">In pratica quando si effettua una richiesta di Location sul Repository per un determinato file si deve acquisire il semaforo maxClient. Quando si completa il download il semaforo maxClient va rilasciato. </text:p>
      <text:p text:style-name="P3"/>
      <text:p text:style-name="P3">Questo impone il blocco di un thread che vuole scaricare un determinato file che sia già in fase di download da un numero di client uguale al valore iniziale di maxClient.</text:p>
      <text:p text:style-name="Standard"/>
      <text:p text:style-name="Standard"/>
      <text:p text:style-name="Standard"/>
      <text:p text:style-name="Standard"/>
      <text:p text:style-name="Standard"/>
      <text:p text:style-name="Standard"/>
      <text:p text:style-name="Standard"/>
      <text:p text:style-name="P1"><text:soft-page-break/>Lista_Prenotazioni</text:p>
      <text:p text:style-name="Standard"/>
      <text:p text:style-name="P3">Mantiene una lista di <text:span text:style-name="T1">File_Condition</text:span>. Fornisce due metodi: <text:span text:style-name="T1">aggiungiPrenotazione()</text:span> che sospende il thread richiedente su un <text:span text:style-name="T1">File_Condition</text:span> e <text:span text:style-name="T1">serviPrenotazione()</text:span> che risveglia <text:span text:style-name="T1">tutti</text:span> i thread bloccati sul semaforo del determinato file che è pronto per essere scaricato.</text:p>
      <text:p text:style-name="P3"/>
      <text:p text:style-name="P3">Un <text:span text:style-name="T1">File_Condition</text:span> è un oggetto che associa il nome del file per il quale è stata richiesta la prenotazione ad un semaforo su cui sospendere i thread fin quando il file non sarà disponibile.</text:p>
      <text:p text:style-name="P3"/>
      <text:p text:style-name="P3"/>
      <text:p text:style-name="P1">DFR</text:p>
      <text:p text:style-name="P4"/>
      <text:p text:style-name="P5">La classe <text:span text:style-name="T1">DFR</text:span> contiene:</text:p>
      <text:p text:style-name="P5"/>
      <text:list text:style-name="L1">
        <text:list-item>
          <text:p text:style-name="P10">Un <text:span text:style-name="T1">Repository</text:span> su cui salverà le locazioni da cui è possibile scaricare i vari file che i FS registreranno. </text:p>
        </text:list-item>
      </text:list>
      <text:p text:style-name="P5"/>
      <text:list text:style-name="L1">
        <text:list-item text:start-value="1">
          <text:p text:style-name="P10">Una <text:span text:style-name="T1">Lista_Prenotazioni</text:span> che serve per gestire le richieste di notifica da parte dei Client che non trovano un determinato file.</text:p>
        </text:list-item>
      </text:list>
      <text:p text:style-name="P5"/>
      <text:list text:style-name="L1">
        <text:list-item text:start-value="1">
          <text:p text:style-name="P10">Due <text:span text:style-name="T1">Socket_Passivi</text:span> per poter mettersi in ascolto dei Client e dei FS.</text:p>
        </text:list-item>
      </text:list>
      <text:p text:style-name="P5"/>
      <text:list text:style-name="L1">
        <text:list-item text:start-value="1">
          <text:p text:style-name="P10">Due <text:span text:style-name="T1">thread</text:span> che ascolteranno ciclicamente e rispettivamente le richieste di connessione da parte dei Client e da parte dei FS.</text:p>
        </text:list-item>
      </text:list>
      <text:p text:style-name="P5"/>
      <text:p text:style-name="P5">Il <text:span text:style-name="T1">DFR</text:span> è un processo che gira senza aver bisogno di interazione con l'esterno. Infatti esso non fornisce, oltre al costruttore, metodi pubblici. Una volta creato verranno richieste le porte su cui mettersi in ascolto e il processo farà tutto da solo.</text:p>
      <text:p text:style-name="P5"/>
      <text:p text:style-name="P5">Ad ogni contatto ricevuto da un Client o da un FS il DFR crea un <text:span text:style-name="T1">nuovo thread</text:span> e un <text:span text:style-name="T1">nuovo Socket_Attivo</text:span> completamente <text:span text:style-name="T1">dedicati</text:span> al nuovo contatto.</text:p>
      <text:p text:style-name="P5"/>
      <text:p text:style-name="P5">Sono i singoli thread dedicati ai contatti Client che si sospenderanno sul semaforo <text:span text:style-name="T1">maxClient</text:span> fin quando il numero di download simultanei non è minore del valore indicato dal FS. Sono sempre i thread dedicati ai contatti Client che si sospenderanno su un <text:span text:style-name="T1">File_Condition</text:span> se c'è una richiesta di notifica.</text:p>
      <text:p text:style-name="P5"/>
      <text:p text:style-name="P5">Il <text:span text:style-name="T1">DFR</text:span> stampa a video ogni operazione che fa. Una volta lanciato è possibile seguire l'evoluzione del Repository e del sistema tramite la Shell.</text:p>
      <text:p text:style-name="P5"/>
      <text:p text:style-name="P5"/>
      <text:p text:style-name="P1"/>
      <text:p text:style-name="P1"><text:soft-page-break/>Client</text:p>
      <text:p text:style-name="P5"/>
      <text:p text:style-name="P5">Un <text:span text:style-name="T1">Client</text:span> contiene due <text:span text:style-name="T1">Socket_Attivi</text:span> uno per poter comunicare con il <text:span text:style-name="T1">DFR</text:span> e l'altro creato in automatico verso il <text:span text:style-name="T1">FS</text:span> non appena si riceve la locazione del file cercato.</text:p>
      <text:p text:style-name="P5"/>
      <text:p text:style-name="P5">Oltre a fornire un metodo per poter richiedere un file al DFR il Client mette a disposizione un metodo per poter richiedere una prenotazione in caso la richiesta del file abbia avuto esito negativo.</text:p>
      <text:p text:style-name="P5"/>
      <text:p text:style-name="P5">Il <text:span text:style-name="T1">Client</text:span> stampa a video ogni operazione che fa. Una volta lanciato è possibile seguire l'evoluzione del sistema tramite la Shell.</text:p>
      <text:p text:style-name="P5"/>
      <text:p text:style-name="P5"/>
      <text:p text:style-name="P1">FS</text:p>
      <text:p text:style-name="P5"/>
      <text:p text:style-name="P5">Un <text:span text:style-name="T1">File Server</text:span> contiene un <text:span text:style-name="T1">Socket_Passivo</text:span> sul quale si metterà in ascolto dei <text:span text:style-name="T1">Client</text:span> e un<text:span text:style-name="T1"> Socket_Attivo</text:span> per potersi collegare al DFR.</text:p>
      <text:p text:style-name="P5"/>
      <text:p text:style-name="P5">Permette, una volta connessi al DFR, di <text:span text:style-name="T1">registrare</text:span> e <text:span text:style-name="T1">deregistrare</text:span> file sul <text:span text:style-name="T1">Repository</text:span>.</text:p>
      <text:p text:style-name="P5"/>
      <text:p text:style-name="P5">Crea un thread per poter ascoltare ciclicamente ed indipendentemente le richieste dei Client. Una volta accettata una richiesta da un Client il FS crea un <text:span text:style-name="T1">nuovo thread</text:span> e un <text:span text:style-name="T1">nuovo Socket_Attivo</text:span> completamente <text:span text:style-name="T1">dedicati</text:span> al nuovo contatto e procederà con l'invio del file richiesto.</text:p>
      <text:p text:style-name="P5"/>
      <text:p text:style-name="P5">Il <text:span text:style-name="T1">FS</text:span> stampa a video ogni operazione che fa. Una volta lanciato è possibile seguire l'evoluzione del sistema tramite la Shell.</text:p>
      <text:p text:style-name="P5"/>
      <text:p text:style-name="P5"/>
      <text:p text:style-name="P1">Test</text:p>
      <text:p text:style-name="P5"/>
      <text:p text:style-name="P5">Sono stati implementati i test richiesti dalle specifiche.</text:p>
      <text:p text:style-name="P5"/>
      <text:p text:style-name="P5">Per poter provare il test <text:span text:style-name="T1">accessoConcorrente</text:span> è indispensabile inserire cinque file nella cartella <text:span text:style-name="T1">progetto/test/accessoConcorrente/FS nominati</text:span>: “foto1.jpg” - “foto2.jpg” - “friends.avi” (file in comune fra i due FS) - “foto4.jpg” - “foto5.jpg”.</text:p>
      <text:p text:style-name="P5"/>
      <text:p text:style-name="P5"><text:span text:style-name="T1">NB: </text:span>per poter vedere meglio il risultato del test è consigliabile inserire come file “friends.avi” un file abbastanza grande.</text:p>
      <text:p text:style-name="P5"/>
      <text:p text:style-name="P5">Per poter provare il test <text:span text:style-name="T1">notificheMultiple</text:span> è indispensabile inserire un file nominato “foto.jpg” nella cartella: <text:span text:style-name="T1">progetto/test/notificheMultiple/FS</text:span></text:p>
      <text:p text:style-name="P5"/>
      <text:p text:style-name="P2"><text:soft-page-break/></text:p>
      <text:p text:style-name="P1">Makefile</text:p>
      <text:p text:style-name="P1"/>
      <text:p text:style-name="P6">Sono stati creati per ogni cartella dei makefile modulari. </text:p>
      <text:p text:style-name="P6"/>
      <text:p text:style-name="P6">Per compilare il progetto basta dare il comando <text:span text:style-name="T1">make</text:span> nella cartella: <text:span text:style-name="T1">/progetto</text:span></text:p>
      <text:p text:style-name="P6"/>
      <text:p text:style-name="P6">Per ripulire i risultati dell'ultima compilazione basta dare il comando <text:span text:style-name="T1">make clean</text:span> nella cartella: <text:span text:style-name="T1">/proge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igi</meta:initial-creator>
    <meta:creation-date>2009-07-19T17:33:44</meta:creation-date>
    <dc:creator>Luigi</dc:creator>
    <dc:date>2009-09-14T14:34:46</dc:date>
    <meta:editing-cycles>4</meta:editing-cycles>
    <meta:editing-duration>PT16M18S</meta:editing-duration>
    <meta:user-defined meta:name="Info 1"/>
    <meta:user-defined meta:name="Info 2"/>
    <meta:user-defined meta:name="Info 3"/>
    <meta:user-defined meta:name="Info 4"/>
    <meta:document-statistic meta:table-count="0" meta:image-count="0" meta:object-count="0" meta:page-count="5" meta:paragraph-count="46" meta:word-count="913" meta:character-count="5611"/>
  </office:meta>
</office:document-meta>
</file>